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aa1b2" officeooo:paragraph-rsid="001aa1b2" style:font-weight-asian="normal" style:font-weight-complex="normal"/>
    </style:style>
    <style:style style:name="P2" style:family="paragraph" style:parent-style-name="Standard">
      <style:text-properties fo:font-size="22pt" fo:font-weight="bold" officeooo:rsid="001aa1b2" officeooo:paragraph-rsid="001ef60a" style:font-weight-asian="bold" style:font-weight-complex="bold"/>
    </style:style>
    <style:style style:name="P3" style:family="paragraph" style:parent-style-name="Standard" style:list-style-name="L1">
      <style:text-properties fo:font-size="16pt" fo:font-weight="normal" officeooo:rsid="001b5da0" officeooo:paragraph-rsid="001b5da0" style:font-weight-asian="normal" style:font-weight-complex="normal"/>
    </style:style>
    <style:style style:name="P4" style:family="paragraph" style:parent-style-name="Standard" style:list-style-name="L1">
      <style:text-properties fo:font-size="16pt" fo:font-weight="normal" officeooo:rsid="001aa1b2" officeooo:paragraph-rsid="001aa1b2" style:font-weight-asian="normal" style:font-weight-complex="normal"/>
    </style:style>
    <style:style style:name="P5" style:family="paragraph" style:parent-style-name="Standard">
      <style:text-properties fo:font-size="16pt" fo:font-weight="normal" officeooo:rsid="001aa1b2" officeooo:paragraph-rsid="001aa1b2" style:font-weight-asian="normal" style:font-weight-complex="normal"/>
    </style:style>
    <style:style style:name="P6" style:family="paragraph" style:parent-style-name="Standard" style:list-style-name="L1">
      <style:text-properties fo:font-size="16pt" fo:font-weight="normal" officeooo:rsid="001c056f" officeooo:paragraph-rsid="001c056f" style:font-weight-asian="normal" style:font-weight-complex="normal"/>
    </style:style>
    <style:style style:name="P7" style:family="paragraph" style:parent-style-name="Standard" style:list-style-name="L1">
      <style:text-properties fo:font-size="16pt" fo:font-weight="normal" officeooo:rsid="001c056f" officeooo:paragraph-rsid="00231149" style:font-weight-asian="normal" style:font-weight-complex="normal"/>
    </style:style>
    <style:style style:name="P8" style:family="paragraph" style:parent-style-name="Standard" style:list-style-name="L2">
      <style:text-properties fo:font-size="16pt" fo:font-weight="normal" officeooo:rsid="0020c682" officeooo:paragraph-rsid="0020c682" style:font-weight-asian="normal" style:font-weight-complex="normal"/>
    </style:style>
    <style:style style:name="P9" style:family="paragraph" style:parent-style-name="Standard">
      <style:text-properties fo:font-size="22pt" fo:font-weight="bold" officeooo:rsid="001aa1b2" officeooo:paragraph-rsid="001aa1b2" style:font-weight-asian="bold" style:font-weight-complex="bold"/>
    </style:style>
    <style:style style:name="P10" style:family="paragraph" style:parent-style-name="Standard">
      <style:text-properties fo:font-size="18pt" fo:font-weight="normal" officeooo:rsid="0020c682" officeooo:paragraph-rsid="0020c682" style:font-weight-asian="normal" style:font-weight-complex="normal"/>
    </style:style>
    <style:style style:name="P11" style:family="paragraph" style:parent-style-name="Standard" style:list-style-name="L2">
      <style:text-properties fo:font-size="18pt" fo:font-weight="normal" officeooo:rsid="0020c682" officeooo:paragraph-rsid="0020c682" style:font-weight-asian="normal" style:font-weight-complex="normal"/>
    </style:style>
    <style:style style:name="T1" style:family="text">
      <style:text-properties fo:font-size="16pt"/>
    </style:style>
    <style:style style:name="T2" style:family="text">
      <style:text-properties officeooo:rsid="001c056f"/>
    </style:style>
    <style:style style:name="T3" style:family="text">
      <style:text-properties officeooo:rsid="001d4c1d"/>
    </style:style>
    <style:style style:name="T4" style:family="text">
      <style:text-properties officeooo:rsid="001ef60a"/>
    </style:style>
    <style:style style:name="T5" style:family="text">
      <style:text-properties fo:font-size="14pt"/>
    </style:style>
    <style:style style:name="T6" style:family="text">
      <style:text-properties fo:font-size="18pt"/>
    </style:style>
    <style:style style:name="T7" style:family="text">
      <style:text-properties officeooo:rsid="001aa1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manual <text:span text:style-name="T4">for </text:span>Slope and Curvature</text:p>
      <text:p text:style-name="P9"/>
      <text:p text:style-name="P10">Prerequisits -</text:p>
      <text:p text:style-name="P10"/>
      <text:list xml:id="list5001460389108998313" text:style-name="L2">
        <text:list-item>
          <text:p text:style-name="P8">node ver 10.15.0</text:p>
        </text:list-item>
        <text:list-item>
          <text:p text:style-name="P11"><text:span text:style-name="T1">npm ver 6.4.1</text:span> </text:p>
        </text:list-item>
      </text:list>
      <text:p text:style-name="P1"><text:span text:style-name="T6"/></text:p>
      <text:p text:style-name="P1"><text:span text:style-name="T6">Steps to run a procoss -</text:span> </text:p>
      <text:p text:style-name="P1"/>
      <text:list xml:id="list2702467922471618616" text:style-name="L1">
        <text:list-item>
          <text:p text:style-name="P3">First copy and paste the downloaded file in the desired directory.</text:p>
          <text:p text:style-name="P3"/>
        </text:list-item>
        <text:list-item>
          <text:p text:style-name="P4"><text:span text:style-name="T2">Type </text:span>npm install slopeandcurvature-1.0.0.tgz <text:span text:style-name="T2">in command prompt</text:span></text:p>
          <text:p text:style-name="P6">where you have kept the downloaded file.</text:p>
          <text:p text:style-name="P6"/>
        </text:list-item>
        <text:list-item>
          <text:p text:style-name="P4">Create a file, let’s say, snc.js in your favorite editor, and place the following inside it</text:p>
          <text:p text:style-name="P4"/>
          <text:list>
            <text:list-item>
              <text:list>
                <text:list-item>
                  <text:list>
                    <text:list-header>
                      <text:p text:style-name="P4">var snc = require(“slopeandcurvature”);</text:p>
                      <text:p text:style-name="P4">snc.extractSNC;</text:p>
                      <text:p text:style-name="P4"/>
                    </text:list-header>
                  </text:list>
                </text:list-item>
              </text:list>
            </text:list-item>
          </text:list>
        </text:list-item>
        <text:list-item>
          <text:p text:style-name="P6">After you have made the executable, you can run it. Simply <text:span text:style-name="T4">d</text:span>o</text:p>
          <text:list>
            <text:list-item>
              <text:list>
                <text:list-item>
                  <text:list>
                    <text:list-header>
                      <text:p text:style-name="P6"/>
                      <text:p text:style-name="P7">node snc.js</text:p>
                      <text:p text:style-name="P7"><text:s/></text:p>
                    </text:list-header>
                  </text:list>
                </text:list-item>
              </text:list>
            </text:list-item>
          </text:list>
          <text:p text:style-name="P6">You will see something similar to</text:p>
          <text:p text:style-name="P6">{}</text:p>
          <text:p text:style-name="P6">[{"name":"gpsFile","defaultOption":true},{"name":"juncFile"},{"name":"roadFile"}]</text:p>
          <text:p text:style-name="P6">Gps file required</text:p>
          <text:p text:style-name="P6"/>
        </text:list-item>
        <text:list-item>
          <text:p text:style-name="P6">Pass the Gps file,junction file and road file as arguements i.e.,</text:p>
          <text:p text:style-name="P6"/>
          <text:p text:style-name="P6"><text:span text:style-name="T3">node snc.js gpsfile.geojson --juncFile junctionfile.geojson --roadFile roadfile.geojson 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4:50:23.682900560</meta:creation-date>
    <dc:date>2019-01-25T15:06:08.551261595</dc:date>
    <meta:editing-duration>PT1H11M2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35" meta:character-count="801" meta:non-whitespace-character-count="706"/>
  </office:meta>
</office:document-meta>
</file>